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d636a" officeooo:paragraph-rsid="000d636a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0d636a" officeooo:paragraph-rsid="000d636a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rsid="000d636a" officeooo:paragraph-rsid="000d636a"/>
    </style:style>
    <style:style style:name="P4" style:family="paragraph" style:parent-style-name="Standard">
      <style:text-properties style:font-name="Times New Roman" officeooo:paragraph-rsid="001df67b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rsid="000d72c2" officeooo:paragraph-rsid="000d72c2"/>
    </style:style>
    <style:style style:name="P6" style:family="paragraph" style:parent-style-name="Standard">
      <style:paragraph-properties fo:text-align="start" style:justify-single-word="false"/>
      <style:text-properties style:font-name="Times New Roman" officeooo:rsid="000d72c2" officeooo:paragraph-rsid="000f210b"/>
    </style:style>
    <style:style style:name="P7" style:family="paragraph" style:parent-style-name="Standard">
      <style:paragraph-properties fo:text-align="start" style:justify-single-word="false"/>
      <style:text-properties style:font-name="Times New Roman" officeooo:rsid="000d72c2" officeooo:paragraph-rsid="000d72c2"/>
    </style:style>
    <style:style style:name="P8" style:family="paragraph" style:parent-style-name="Standard">
      <style:paragraph-properties fo:text-align="start" style:justify-single-word="false"/>
      <style:text-properties style:font-name="Times New Roman" officeooo:rsid="000d72c2" officeooo:paragraph-rsid="003902fa"/>
    </style:style>
    <style:style style:name="P9" style:family="paragraph" style:parent-style-name="Standard">
      <style:paragraph-properties fo:text-align="start" style:justify-single-word="false"/>
      <style:text-properties style:font-name="Times New Roman" officeooo:rsid="000d72c2" officeooo:paragraph-rsid="0039aca2"/>
    </style:style>
    <style:style style:name="P10" style:family="paragraph" style:parent-style-name="Standard">
      <style:paragraph-properties fo:text-align="start" style:justify-single-word="false"/>
      <style:text-properties style:font-name="Times New Roman" officeooo:rsid="000d72c2" officeooo:paragraph-rsid="003a6c4b"/>
    </style:style>
    <style:style style:name="P11" style:family="paragraph" style:parent-style-name="Standard">
      <style:paragraph-properties fo:text-align="start" style:justify-single-word="false"/>
      <style:text-properties style:font-name="Times New Roman" officeooo:rsid="000d72c2" officeooo:paragraph-rsid="003a7e6c"/>
    </style:style>
    <style:style style:name="P12" style:family="paragraph" style:parent-style-name="Standard">
      <style:paragraph-properties fo:text-align="start" style:justify-single-word="false"/>
      <style:text-properties style:font-name="Times New Roman" officeooo:rsid="00118212" officeooo:paragraph-rsid="0039aca2"/>
    </style:style>
    <style:style style:name="P1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" officeooo:rsid="000d636a" officeooo:paragraph-rsid="000d636a"/>
    </style:style>
    <style:style style:name="T1" style:family="text">
      <style:text-properties officeooo:rsid="000f210b"/>
    </style:style>
    <style:style style:name="T2" style:family="text">
      <style:text-properties officeooo:rsid="00105951"/>
    </style:style>
    <style:style style:name="T3" style:family="text">
      <style:text-properties officeooo:rsid="00118212"/>
    </style:style>
    <style:style style:name="T4" style:family="text">
      <style:text-properties officeooo:rsid="00127983"/>
    </style:style>
    <style:style style:name="T5" style:family="text">
      <style:text-properties officeooo:rsid="00150010"/>
    </style:style>
    <style:style style:name="T6" style:family="text">
      <style:text-properties officeooo:rsid="0015402d"/>
    </style:style>
    <style:style style:name="T7" style:family="text">
      <style:text-properties officeooo:rsid="00156458"/>
    </style:style>
    <style:style style:name="T8" style:family="text">
      <style:text-properties officeooo:rsid="0015fc96"/>
    </style:style>
    <style:style style:name="T9" style:family="text">
      <style:text-properties officeooo:rsid="0017c019"/>
    </style:style>
    <style:style style:name="T10" style:family="text">
      <style:text-properties officeooo:rsid="0018036e"/>
    </style:style>
    <style:style style:name="T11" style:family="text">
      <style:text-properties officeooo:rsid="001a996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50010" style:font-weight-asian="bold" style:font-weight-complex="bold"/>
    </style:style>
    <style:style style:name="T14" style:family="text">
      <style:text-properties fo:font-weight="bold" officeooo:rsid="0015402d" style:font-weight-asian="bold" style:font-weight-complex="bold"/>
    </style:style>
    <style:style style:name="T15" style:family="text">
      <style:text-properties fo:font-weight="bold" officeooo:rsid="00156458" style:font-weight-asian="bold" style:font-weight-complex="bold"/>
    </style:style>
    <style:style style:name="T16" style:family="text">
      <style:text-properties fo:font-weight="bold" officeooo:rsid="0015fc96" style:font-weight-asian="bold" style:font-weight-complex="bold"/>
    </style:style>
    <style:style style:name="T17" style:family="text">
      <style:text-properties fo:font-weight="bold" officeooo:rsid="0017c019" style:font-weight-asian="bold" style:font-weight-complex="bold"/>
    </style:style>
    <style:style style:name="T18" style:family="text">
      <style:text-properties fo:font-weight="bold" officeooo:rsid="0018036e" style:font-weight-asian="bold" style:font-weight-complex="bold"/>
    </style:style>
    <style:style style:name="T19" style:family="text">
      <style:text-properties fo:font-weight="bold" officeooo:rsid="001af64d" style:font-weight-asian="bold" style:font-weight-complex="bold"/>
    </style:style>
    <style:style style:name="T20" style:family="text">
      <style:text-properties fo:font-weight="bold" officeooo:rsid="001be98b" style:font-weight-asian="bold" style:font-weight-complex="bold"/>
    </style:style>
    <style:style style:name="T21" style:family="text">
      <style:text-properties fo:font-weight="bold" officeooo:rsid="001df67b" style:font-weight-asian="bold" style:font-weight-complex="bold"/>
    </style:style>
    <style:style style:name="T22" style:family="text">
      <style:text-properties fo:font-weight="bold" officeooo:rsid="001ea9c1" style:font-weight-asian="bold" style:font-weight-complex="bold"/>
    </style:style>
    <style:style style:name="T23" style:family="text">
      <style:text-properties fo:font-weight="bold" officeooo:rsid="00118212" style:font-weight-asian="bold" style:font-weight-complex="bold"/>
    </style:style>
    <style:style style:name="T24" style:family="text">
      <style:text-properties fo:font-weight="bold" officeooo:rsid="002307df" style:font-weight-asian="bold" style:font-weight-complex="bold"/>
    </style:style>
    <style:style style:name="T25" style:family="text">
      <style:text-properties fo:font-weight="bold" officeooo:rsid="0024ff0e" style:font-weight-asian="bold" style:font-weight-complex="bold"/>
    </style:style>
    <style:style style:name="T26" style:family="text">
      <style:text-properties fo:font-weight="bold" officeooo:rsid="0027a3bc" style:font-weight-asian="bold" style:font-weight-complex="bold"/>
    </style:style>
    <style:style style:name="T27" style:family="text">
      <style:text-properties fo:font-weight="bold" officeooo:rsid="0026f956" style:font-weight-asian="bold" style:font-weight-complex="bold"/>
    </style:style>
    <style:style style:name="T28" style:family="text">
      <style:text-properties fo:font-weight="bold" officeooo:rsid="00284ac0" style:font-weight-asian="bold" style:font-weight-complex="bold"/>
    </style:style>
    <style:style style:name="T29" style:family="text">
      <style:text-properties fo:font-weight="bold" officeooo:rsid="0027f637" style:font-weight-asian="bold" style:font-weight-complex="bold"/>
    </style:style>
    <style:style style:name="T30" style:family="text">
      <style:text-properties fo:font-weight="bold" officeooo:rsid="00127983" style:font-weight-asian="bold" style:font-weight-complex="bold"/>
    </style:style>
    <style:style style:name="T31" style:family="text">
      <style:text-properties fo:font-weight="bold" officeooo:rsid="002a0622" style:font-weight-asian="bold" style:font-weight-complex="bold"/>
    </style:style>
    <style:style style:name="T32" style:family="text">
      <style:text-properties fo:font-weight="bold" officeooo:rsid="002bf5f2" style:font-weight-asian="bold" style:font-weight-complex="bold"/>
    </style:style>
    <style:style style:name="T33" style:family="text">
      <style:text-properties fo:font-weight="bold" officeooo:rsid="002deb61" style:font-weight-asian="bold" style:font-weight-complex="bold"/>
    </style:style>
    <style:style style:name="T34" style:family="text">
      <style:text-properties officeooo:rsid="001af64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1af64d" style:font-weight-asian="normal" style:font-weight-complex="normal"/>
    </style:style>
    <style:style style:name="T37" style:family="text">
      <style:text-properties fo:font-weight="normal" officeooo:rsid="001be98b" style:font-weight-asian="normal" style:font-weight-complex="normal"/>
    </style:style>
    <style:style style:name="T38" style:family="text">
      <style:text-properties fo:font-weight="normal" officeooo:rsid="001de919" style:font-weight-asian="normal" style:font-weight-complex="normal"/>
    </style:style>
    <style:style style:name="T39" style:family="text">
      <style:text-properties fo:font-weight="normal" officeooo:rsid="002a0622" style:font-weight-asian="normal" style:font-weight-complex="normal"/>
    </style:style>
    <style:style style:name="T40" style:family="text">
      <style:text-properties fo:font-weight="normal" officeooo:rsid="002b703b" style:font-weight-asian="normal" style:font-weight-complex="normal"/>
    </style:style>
    <style:style style:name="T41" style:family="text">
      <style:text-properties fo:font-weight="normal" officeooo:rsid="002be295" style:font-weight-asian="normal" style:font-weight-complex="normal"/>
    </style:style>
    <style:style style:name="T42" style:family="text">
      <style:text-properties fo:font-weight="normal" officeooo:rsid="002bf5f2" style:font-weight-asian="normal" style:font-weight-complex="normal"/>
    </style:style>
    <style:style style:name="T43" style:family="text">
      <style:text-properties fo:font-weight="normal" officeooo:rsid="002d7e9b" style:font-weight-asian="normal" style:font-weight-complex="normal"/>
    </style:style>
    <style:style style:name="T44" style:family="text">
      <style:text-properties fo:font-weight="normal" officeooo:rsid="0027a3bc" style:font-weight-asian="normal" style:font-weight-complex="normal"/>
    </style:style>
    <style:style style:name="T45" style:family="text">
      <style:text-properties fo:font-weight="normal" officeooo:rsid="002deb61" style:font-weight-asian="normal" style:font-weight-complex="normal"/>
    </style:style>
    <style:style style:name="T46" style:family="text">
      <style:text-properties fo:font-weight="normal" officeooo:rsid="002fe9b5" style:font-weight-asian="normal" style:font-weight-complex="normal"/>
    </style:style>
    <style:style style:name="T47" style:family="text">
      <style:text-properties fo:font-weight="normal" officeooo:rsid="003072b8" style:font-weight-asian="normal" style:font-weight-complex="normal"/>
    </style:style>
    <style:style style:name="T48" style:family="text">
      <style:text-properties fo:font-weight="normal" officeooo:rsid="00127983" style:font-weight-asian="normal" style:font-weight-complex="normal"/>
    </style:style>
    <style:style style:name="T49" style:family="text">
      <style:text-properties fo:font-weight="normal" officeooo:rsid="00311986" style:font-weight-asian="normal" style:font-weight-complex="normal"/>
    </style:style>
    <style:style style:name="T50" style:family="text">
      <style:text-properties fo:font-weight="normal" officeooo:rsid="00313b76" style:font-weight-asian="normal" style:font-weight-complex="normal"/>
    </style:style>
    <style:style style:name="T51" style:family="text">
      <style:text-properties fo:font-weight="normal" officeooo:rsid="0032ca03" style:font-weight-asian="normal" style:font-weight-complex="normal"/>
    </style:style>
    <style:style style:name="T52" style:family="text">
      <style:text-properties fo:font-weight="normal" officeooo:rsid="0034a4e8" style:font-weight-asian="normal" style:font-weight-complex="normal"/>
    </style:style>
    <style:style style:name="T53" style:family="text">
      <style:text-properties fo:font-weight="normal" officeooo:rsid="003542b7" style:font-weight-asian="normal" style:font-weight-complex="normal"/>
    </style:style>
    <style:style style:name="T54" style:family="text">
      <style:text-properties fo:font-weight="normal" officeooo:rsid="00361b2a" style:font-weight-asian="normal" style:font-weight-complex="normal"/>
    </style:style>
    <style:style style:name="T55" style:family="text">
      <style:text-properties fo:font-weight="normal" officeooo:rsid="0036a20a" style:font-weight-asian="normal" style:font-weight-complex="normal"/>
    </style:style>
    <style:style style:name="T56" style:family="text">
      <style:text-properties fo:font-weight="normal" officeooo:rsid="0036f267" style:font-weight-asian="normal" style:font-weight-complex="normal"/>
    </style:style>
    <style:style style:name="T57" style:family="text">
      <style:text-properties officeooo:rsid="001be98b"/>
    </style:style>
    <style:style style:name="T58" style:family="text">
      <style:text-properties officeooo:rsid="001df67b"/>
    </style:style>
    <style:style style:name="T59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27b690" style:text-blinking="false" fo:background-color="transparent" loext:char-shading-value="0" style:font-size-asian="12pt" style:font-weight-asian="normal" style:font-size-complex="12pt" style:font-weight-complex="normal"/>
    </style:style>
    <style:style style:name="T61" style:family="text">
      <style:text-properties fo:font-style="normal" fo:font-weight="normal" officeooo:rsid="001ea9c1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24ff0e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bold" officeooo:rsid="001ea9c1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24ff0e" style:font-style-asian="normal" style:font-weight-asian="bold" style:font-style-complex="normal" style:font-weight-complex="bold"/>
    </style:style>
    <style:style style:name="T65" style:family="text">
      <style:text-properties fo:font-style="italic" fo:font-weight="normal" officeooo:rsid="0034a4e8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bold" officeooo:rsid="0034a4e8" style:font-style-asian="italic" style:font-weight-asian="bold" style:font-style-complex="italic" style:font-weight-complex="bold"/>
    </style:style>
    <style:style style:name="T67" style:family="text">
      <style:text-properties officeooo:rsid="002019a3"/>
    </style:style>
    <style:style style:name="T68" style:family="text">
      <style:text-properties officeooo:rsid="00204006"/>
    </style:style>
    <style:style style:name="T69" style:family="text">
      <style:text-properties officeooo:rsid="002307df"/>
    </style:style>
    <style:style style:name="T70" style:family="text">
      <style:text-properties officeooo:rsid="000d72c2"/>
    </style:style>
    <style:style style:name="T71" style:family="text">
      <style:text-properties officeooo:rsid="0027a3bc"/>
    </style:style>
    <style:style style:name="T72" style:family="text">
      <style:text-properties fo:font-size="12pt" fo:font-weight="normal" officeooo:rsid="001df67b" style:font-size-asian="12pt" style:font-weight-asian="normal" style:font-size-complex="12pt" style:font-weight-complex="normal"/>
    </style:style>
    <style:style style:name="T73" style:family="text">
      <style:text-properties officeooo:rsid="00284ac0"/>
    </style:style>
    <style:style style:name="T74" style:family="text">
      <style:text-properties officeooo:rsid="00313b76"/>
    </style:style>
    <style:style style:name="T75" style:family="text">
      <style:text-properties officeooo:rsid="0034a4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8">Aluno: </text:span>Eduardo Augusto Ribeiro dos Santos <text:tab/><text:tab/><text:tab/><text:tab/><text:span text:style-name="T4">24</text:span>/03/2022</text:p>
      <text:p text:style-name="P4"><text:span text:style-name="T72">Professor: </text:span><text:bookmark text:name="docs-internal-guid-eeee13ff-7fff-4f00-74f9-0f33f1a6067c"/><text:span text:style-name="T59">Ms. Vinícius </text:span><text:span text:style-name="T60">Silveira </text:span><text:span text:style-name="T59">Magnus</text:span></text:p>
      <text:p text:style-name="P13"><text:span text:style-name="T58">Disciplina: </text:span>Introdução ao Desenvolvimento WEB</text:p>
      <text:p text:style-name="P1"/>
      <text:p text:style-name="P1"/>
      <text:p text:style-name="P2">Atividade Semipresencial</text:p>
      <text:p text:style-name="P5"/>
      <text:p text:style-name="P3"/>
      <text:p text:style-name="P6">1-<text:span text:style-name="T1">(Alguns dos)</text:span>Principais elementos CSS para formatação de conteúdo:</text:p>
      <text:p text:style-name="P6"/>
      <text:p text:style-name="P6"><text:s/>– <text:span text:style-name="T1">Alinhamento: </text:span><text:span text:style-name="T13">{text-align} </text:span><text:span text:style-name="T5">e seus valores (center, left, right, etc.) serve</text:span><text:span text:style-name="T6">m</text:span><text:span text:style-name="T5"> para alinhar um texto, seja este centralizado, à esquerda </text:span><text:span text:style-name="T6">ou</text:span><text:span text:style-name="T5"> à direita, etc.; </text:span><text:span text:style-name="T13">{</text:span><text:span text:style-name="T14">height</text:span><text:span text:style-name="T13">} </text:span><text:span text:style-name="T6">determina a altura de um determinado texto, caixa, borda, imagem, etc. </text:span><text:span text:style-name="T11">ou elemento específico destes</text:span><text:span text:style-name="T6">; </text:span><text:span text:style-name="T14">{width}</text:span><text:span text:style-name="T6"> determina a largura de um determinado texto, caixa, borda, imagem, etc. </text:span><text:span text:style-name="T11">ou elemento específico destes</text:span><text:span text:style-name="T6">.</text:span></text:p>
      <text:p text:style-name="P6"/>
      <text:p text:style-name="P6"><text:span text:style-name="T1"><text:s/>– Posicionamento: </text:span><text:span text:style-name="T14">{float}</text:span><text:span text:style-name="T6"> e seus valores (left, right, etc.) servem para posicionar um texto, imagem, etc., dentro de um </text:span><text:span text:style-name="T7">contêiner, à direita ou à esquerda, ou de acordo com o valor escolhido; </text:span><text:span text:style-name="T15">{clear}</text:span><text:span text:style-name="T7"> e seus valores (left, right, both, etc.) servem para posicionar os elementos com a propriedade {float} </text:span><text:span text:style-name="T8">lado a lado, sob, sobre, etc. outros elementos com {float};</text:span><text:span text:style-name="T16"> </text:span><text:span text:style-name="T17">{position}</text:span><text:span text:style-name="T9"> e seus valores (relative, fixed, absolute,etc.) denominam a posição de uma image, texto, etc. em uma página, costumeiramente, de acordo com o rolamento da página.</text:span></text:p>
      <text:p text:style-name="P6"/>
      <text:p text:style-name="P6"><text:s/>– <text:span text:style-name="T1">Margens: </text:span><text:span text:style-name="T17">{margin}</text:span><text:span text:style-name="T9"> e seus valores (top, right, bottom, left) criam um espaço ao redor do elemento especificado, se houver algum elemento com </text:span><text:span text:style-name="T17">{border}</text:span><text:span text:style-name="T9">, as margens ficarão fora destas, como uma borda da borda.</text:span></text:p>
      <text:p text:style-name="P6"/>
      <text:p text:style-name="P6"><text:s/>– <text:span text:style-name="T1">Bordas: </text:span><text:span text:style-name="T18">{border}</text:span><text:span text:style-name="T10"> criam uma linha no entorno do elemento selecionado, variando de acordo com o valor de style, podendo ser pontilhada, duplicada, sólida, sombreada, etc., onde os valores podem ser aplicados a faces específicas da borda (top, bottom, left, right), além de coloridos.</text:span></text:p>
      <text:p text:style-name="P6"/>
      <text:p text:style-name="P6"><text:s/>– <text:span text:style-name="T1">Cores: </text:span><text:span text:style-name="T34">As cores não são propriedades em si, são valores atribuídos a propriedades. Utilizadas para mudar a cor de textos, bordas, fundos de página (com </text:span><text:span text:style-name="T19">{background-color}</text:span><text:span text:style-name="T36">),</text:span><text:span text:style-name="T19"> </text:span><text:span text:style-name="T36">etc. utilizando-se tanto de nomes preestabelecidos pelo programa (black, coral, darkseagreen, etc.) como pelo código RGB ou HEX das cores. </text:span></text:p>
      <text:p text:style-name="P6"/>
      <text:p text:style-name="P6"><text:s/>– <text:span text:style-name="T9">Tamanhos: </text:span><text:span text:style-name="T34">Os tamanhos não são propriedades, são valores atribuídos a propriedade. </text:span><text:span text:style-name="T57">Utilizados para alterar o tamanho </text:span><text:span text:style-name="T67">ou “recortar”</text:span><text:span text:style-name="T57"> textos, bordas, margens, imagens, caixas, etc. onde sua unidade de medida se dá em ch, cm, em, ex, im, mm, pc, pt, px, rem, vh, vmax, vmin ou vw. </text:span><text:span text:style-name="T58">Além das medidas utilizadas, há aquelas específicas para cada propriedade, como </text:span><text:span text:style-name="T21">{max-width}</text:span><text:span text:style-name="T58"> para largura máxima do elemento, </text:span><text:span text:style-name="T22">{border-width} </text:span><text:span text:style-name="T61">especificamente para as bordas do elemento, </text:span><text:span text:style-name="T63">{font-size} </text:span><text:span text:style-name="T62">e </text:span><text:span text:style-name="T64">{font-weight}</text:span><text:span text:style-name="T62"> p</text:span><text:span text:style-name="T61">ara textos, etc.</text:span></text:p>
      <text:p text:style-name="P6"/>
      <text:p text:style-name="P6"><text:s/>– <text:span text:style-name="T1">Fontes: </text:span><text:span text:style-name="T20">{font-family} </text:span><text:span text:style-name="T37">adiciona uma fonte a um texto, onde os valores determinam como o texto será exibido, com as “famílias” genéricas Serif, Sans-serif, Monospace, Cursive ou Fantasy </text:span><text:span text:style-name="T38">alterando, cada uma de sua forma, o texto exibido ao usuário.</text:span></text:p>
      <text:p text:style-name="P6"/>
      <text:p text:style-name="P6"><text:s/>– <text:span text:style-name="T1">Imagens: </text:span><text:span text:style-name="T58">Embora as imagens não sejam anexadas diretamente no documento através do CSS, é nele que ocorrem as “formatações” da imagem, utilizando as propriedades mencionadas acima, além de algumas para maior especificidade </text:span><text:span text:style-name="T68">como sprites e galerias. </text:span></text:p>
      <text:p text:style-name="P7"/>
      <text:p text:style-name="P7"/>
      <text:p text:style-name="P7"/>
      <text:p text:style-name="P7"><text:soft-page-break/>2-<text:span text:style-name="T2">(Alguns dos)</text:span>Principais <text:span text:style-name="T2">tags</text:span> <text:span text:style-name="T2">e </text:span>e<text:span text:style-name="T2">lementos</text:span> <text:span text:style-name="T2">d</text:span><text:span text:style-name="T3">e estrutura no</text:span><text:span text:style-name="T2"> </text:span>HTML<text:span text:style-name="T2">5:</text:span></text:p>
      <text:p text:style-name="P7"/>
      <text:p text:style-name="P8">– <text:span text:style-name="T3">Tipo de documento:</text:span></text:p>
      <text:p text:style-name="P8"><text:span text:style-name="T23"><text:tab/>- &lt;!</text:span><text:span text:style-name="T24">DOCTYPE html</text:span><text:span text:style-name="T23">&gt;</text:span><text:span text:style-name="T3"> </text:span><text:span text:style-name="T69">serve para que o browser identifique a página como um arquivo do tipo HTML5 e consiga ler este.</text:span></text:p>
      <text:p text:style-name="P7"/>
      <text:p text:style-name="P7"/>
      <text:p text:style-name="P7"/>
      <text:p text:style-name="P9">– <text:span text:style-name="T3">Link</text:span><text:span text:style-name="T4">s</text:span><text:span text:style-name="T3"> </text:span><text:span text:style-name="T4">exteriores ao documento</text:span><text:span text:style-name="T3">:</text:span></text:p>
      <text:p text:style-name="P9"><text:span text:style-name="T23"><text:tab/>- &lt;</text:span><text:span text:style-name="T25">a</text:span><text:span text:style-name="T23">&gt;&lt;/</text:span><text:span text:style-name="T25">a</text:span><text:span text:style-name="T23">&gt; </text:span><text:span text:style-name="T39">define um link, baseado em HTML, para acesso de outras páginas quando clicado, o atributo </text:span><text:span text:style-name="T31">href </text:span><text:span text:style-name="T39">especifica uma URL</text:span><text:span text:style-name="T3">; </text:span></text:p>
      <text:p text:style-name="P9"><text:span text:style-name="T23"><text:tab/>- &lt;</text:span><text:span text:style-name="T25">link rel</text:span><text:span text:style-name="T23">&gt; </text:span><text:span text:style-name="T39">determina uma ligação de relação entre um documento HTML e outro, como um CSS, por exemplo</text:span><text:span text:style-name="T3">.</text:span></text:p>
      <text:p text:style-name="P12"/>
      <text:p text:style-name="P12"><text:line-break/><text:span text:style-name="T70">– </text:span>Dados do documento: </text:p>
      <text:p text:style-name="P12"><text:span text:style-name="T12"><text:tab/>- &lt;</text:span><text:span text:style-name="T24">html</text:span><text:span text:style-name="T12">&gt;&lt;/</text:span><text:span text:style-name="T24">html</text:span><text:span text:style-name="T12">&gt; </text:span><text:span text:style-name="T40">determina um documento do tipo HTML, semelhante ao &lt;!DOCTYPE html&gt;, mas como um contêiner para as tags</text:span>; </text:p>
      <text:p text:style-name="P12"><text:span text:style-name="T12"><text:tab/>- &lt;</text:span><text:span text:style-name="T24">head</text:span><text:span text:style-name="T12">&gt;&lt;/</text:span><text:span text:style-name="T24">head</text:span><text:span text:style-name="T12">&gt; </text:span><text:span text:style-name="T40">serve como “cabeçalho” do documento, geralmente possui conteúdo invisível ao usuário, como links de orientação da página, por exemplo</text:span>; </text:p>
      <text:p text:style-name="P12"><text:span text:style-name="T12"><text:tab/>- &lt;</text:span><text:span text:style-name="T26">title</text:span><text:span text:style-name="T12">&gt;&lt;/</text:span><text:span text:style-name="T26">title</text:span><text:span text:style-name="T12">&gt;</text:span><text:span text:style-name="T35"> </text:span><text:span text:style-name="T40">localizado necessariamente dentro da &lt;head&gt;&lt;/head&gt;, e determina o título do documento para o browser, tanto na ferramenta de pesquisa quanto </text:span><text:span text:style-name="T41">nas abas</text:span>;</text:p>
      <text:p text:style-name="P12"><text:tab/>- <text:s/><text:span text:style-name="T12">&lt;</text:span><text:span text:style-name="T24">body</text:span><text:span text:style-name="T12">&gt;&lt;/</text:span><text:span text:style-name="T24">body</text:span><text:span text:style-name="T12">&gt; </text:span><text:span text:style-name="T41">determina o “corpo” da página, onde a informação será exibida ao usuário, além de conter a maioria das tags</text:span>; </text:p>
      <text:p text:style-name="P12"><text:span text:style-name="T12"><text:tab/>- &lt;</text:span><text:span text:style-name="T24">div</text:span><text:span text:style-name="T12">&gt;&lt;/</text:span><text:span text:style-name="T24">div</text:span><text:span text:style-name="T12">&gt; </text:span><text:span text:style-name="T42">define uma divisão no documento, ou um contêiner menor, para posteriores alterações através do CSS ou JavaScript. As atribuições de seletores </text:span><text:span text:style-name="T32">.class</text:span><text:span text:style-name="T42"> e </text:span><text:span text:style-name="T32">#id </text:span><text:span text:style-name="T42">auxiliam na formatação da página para múltiplas &lt;div&gt;&lt;/div&gt;</text:span>; </text:p>
      <text:p text:style-name="P12"><text:span text:style-name="T12"><text:tab/>- &lt;</text:span><text:span text:style-name="T25">nav</text:span><text:span text:style-name="T12">&gt;&lt;/</text:span><text:span text:style-name="T25">nav</text:span><text:span text:style-name="T12">&gt; </text:span><text:span text:style-name="T42">determina um conjunto de links, muito utilizado para organização de listas ou menus de navegação por links</text:span>;</text:p>
      <text:p text:style-name="P12"/>
      <text:p text:style-name="P12"/>
      <text:p text:style-name="P7"/>
      <text:p text:style-name="P9"><text:s/>– <text:span text:style-name="T4">Texto </text:span><text:span text:style-name="T3">do documento: </text:span></text:p>
      <text:p text:style-name="P9"><text:span text:style-name="T23"><text:tab/>- &lt;h1&gt;&lt;/h1&gt;…&lt;</text:span><text:span text:style-name="T25">h6</text:span><text:span text:style-name="T23">&gt;&lt;/</text:span><text:span text:style-name="T25">h6</text:span><text:span text:style-name="T23">&gt; </text:span><text:span text:style-name="T43">determinam títulos para o documento, onde quanto maior o valor, menor a “importância” do título</text:span><text:span text:style-name="T3">; </text:span></text:p>
      <text:p text:style-name="P9"><text:span text:style-name="T23"><text:tab/>- &lt;</text:span><text:span text:style-name="T25">p</text:span><text:span text:style-name="T23">&gt;&lt;/</text:span><text:span text:style-name="T25">p</text:span><text:span text:style-name="T23">&gt; </text:span><text:span text:style-name="T43">determina um novo parágrafo no documento</text:span><text:span text:style-name="T3">; </text:span></text:p>
      <text:p text:style-name="P9"><text:span text:style-name="T23"><text:tab/>- &lt;</text:span><text:span text:style-name="T27">br</text:span><text:span text:style-name="T23">&gt; </text:span><text:span text:style-name="T43">realiza uma quebra de linha no texto do documento, uma vez que o HTML não reconhece a quebra manual apertando Enter</text:span><text:span text:style-name="T3">; </text:span></text:p>
      <text:p text:style-name="P9"><text:span text:style-name="T23"><text:tab/>- &lt;</text:span><text:span text:style-name="T27">b</text:span><text:span text:style-name="T23">&gt;&lt;/</text:span><text:span text:style-name="T27">b</text:span><text:span text:style-name="T23">&gt; </text:span><text:span text:style-name="T43">formatação de texto, utilizado para deixar o texto em negrito, embora a função de formatação seja realizada majoritariamente no CSS</text:span><text:span text:style-name="T3">; </text:span></text:p>
      <text:p text:style-name="P9"><text:span text:style-name="T23"><text:tab/>- &lt;</text:span><text:span text:style-name="T26">ol</text:span><text:span text:style-name="T23">&gt;&lt;/</text:span><text:span text:style-name="T26">ol</text:span><text:span text:style-name="T23">&gt;</text:span><text:span text:style-name="T3"> </text:span><text:span text:style-name="T71">ou </text:span><text:span text:style-name="T26">&lt;ul&gt;&lt;/ul&gt;</text:span><text:span text:style-name="T44"> </text:span><text:span text:style-name="T43">demarcam uma lista, organizada em números (&lt;ol&gt;) ou apenas com pontos (&lt;ul&gt;)</text:span><text:span text:style-name="T44"> </text:span><text:span text:style-name="T71">e </text:span><text:span text:style-name="T26">&lt;li&gt;&lt;/li&gt; </text:span><text:span text:style-name="T43">adiciona tópicos a estas listas, por linha</text:span><text:span text:style-name="T71">; </text:span></text:p>
      <text:p text:style-name="P9"><text:span text:style-name="T26"><text:tab/>- &lt;style&gt;&lt;/style&gt; </text:span><text:span text:style-name="T43">determina um estilo para o documento, semelhante ao CSS, porém direto no documento HTML. Uma vez dentro da tag &lt;head&gt;, </text:span><text:span text:style-name="T45">é responsável por reproduzir a formatação CSS no documento, embora é comum que exista a preferência pela criação de um documento CSS separado para essa função</text:span><text:span text:style-name="T71">; </text:span></text:p>
      <text:p text:style-name="P9"><text:span text:style-name="T26"><text:tab/>- &lt;</text:span><text:span text:style-name="T28">main</text:span><text:span text:style-name="T26">&gt;&lt;/</text:span><text:span text:style-name="T28">main</text:span><text:span text:style-name="T26">&gt; </text:span><text:span text:style-name="T45">determina o conteúdo principal do documento, onde os demais tags de estrutura se orientam ao seu entorno</text:span><text:span text:style-name="T71">; </text:span></text:p>
      <text:p text:style-name="P9"><text:span text:style-name="T26"><text:tab/>- &lt;</text:span><text:span text:style-name="T33">article</text:span><text:span text:style-name="T26">&gt;&lt;/</text:span><text:span text:style-name="T33">article</text:span><text:span text:style-name="T26">&gt; </text:span><text:span text:style-name="T45">determinam um artigo, semelhante a tag &lt;p&gt;, dentro do documento, orientado sob a tag &lt;main&gt;; </text:span></text:p>
      <text:p text:style-name="P11"><text:span text:style-name="T45"><text:tab/></text:span><text:span text:style-name="T26">- &lt;</text:span><text:span text:style-name="T29">aside</text:span><text:span text:style-name="T26">&gt;&lt;/</text:span><text:span text:style-name="T29">aside</text:span><text:span text:style-name="T26">&gt; </text:span><text:span text:style-name="T46">determina um artigo ou seção que deve se encontrar ao lado de um texto ou imagem “principal” </text:span><text:span text:style-name="T47">no documento</text:span><text:span text:style-name="T71">.</text:span></text:p>
      <text:p text:style-name="P9"><text:soft-page-break/><text:s/>– <text:span text:style-name="T4">Mídia do documento: </text:span></text:p>
      <text:p text:style-name="P9"><text:span text:style-name="T30"><text:tab/> - &lt;</text:span><text:span text:style-name="T29">img</text:span><text:span text:style-name="T30">&gt; </text:span><text:span text:style-name="T49">determina a inserção de uma imagem no documento, necessita do atributo &lt;src=&gt; para especificar o local de origem da imagem</text:span><text:span text:style-name="T4">;</text:span><text:span text:style-name="T30"> </text:span></text:p>
      <text:p text:style-name="P9"><text:span text:style-name="T30"><text:tab/>- &lt;</text:span><text:span text:style-name="T28">figure</text:span><text:span text:style-name="T30">&gt;&lt;/</text:span><text:span text:style-name="T28">figure</text:span><text:span text:style-name="T30">&gt;</text:span><text:span text:style-name="T48"> </text:span><text:span text:style-name="T50">determina uma borda para uma imagem, gráfico, desenho, etc. existente no documento, em conjunto</text:span><text:span text:style-name="T48"> </text:span><text:span text:style-name="T50">da</text:span><text:span text:style-name="T73"> </text:span><text:span text:style-name="T74">tag </text:span><text:span text:style-name="T28">&lt;figcaption&gt;&lt;/figcaption&gt; </text:span><text:span text:style-name="T50">que adiciona uma descrição a figura</text:span><text:span text:style-name="T73">; </text:span></text:p>
      <text:p text:style-name="P9"><text:span text:style-name="T30"><text:tab/>- &lt;</text:span><text:span text:style-name="T29">audio</text:span><text:span text:style-name="T30">&gt;&lt;/</text:span><text:span text:style-name="T29">audio</text:span><text:span text:style-name="T30">&gt; </text:span><text:span text:style-name="T50">adiciona um elemento reprodutor de áudio ao documento, no formato .mp3, .wav ou .ogg, com controlador de posição do áudio, pause/resume, volume, velocidade de reprodução e opção para download do arquivo</text:span><text:span text:style-name="T4">; </text:span></text:p>
      <text:p text:style-name="P9"><text:span text:style-name="T30"><text:tab/>- &lt;</text:span><text:span text:style-name="T28">video</text:span><text:span text:style-name="T30">&gt;&lt;/</text:span><text:span text:style-name="T28">video</text:span><text:span text:style-name="T30">&gt; </text:span><text:span text:style-name="T51">adiciona um elemento reprodutor de vídeo ao documento, em formato .mp4, .mkv ou .ogg, </text:span><text:span text:style-name="T52">com controladores de vídeo, pause/resume, tamanho da janela do player, download, velocidade de reprodução e o modo </text:span><text:span text:style-name="T65">picture-in-picture</text:span><text:span text:style-name="T66">*</text:span><text:span text:style-name="T65"> </text:span><text:span text:style-name="T4">; </text:span></text:p>
      <text:p text:style-name="P9"><text:span text:style-name="T30"><text:tab/>- &lt;</text:span><text:span text:style-name="T28">form</text:span><text:span text:style-name="T30">&gt;&lt;/</text:span><text:span text:style-name="T28">form</text:span><text:span text:style-name="T30">&gt; </text:span><text:span text:style-name="T53">determina um formulário, criando um contêiner para receber dados e um botão para enviá-los </text:span><text:span text:style-name="T54">para um endereço ou servidor que guardará os dados</text:span><text:span text:style-name="T4">; </text:span></text:p>
      <text:p text:style-name="P9"><text:span text:style-name="T30"><text:tab/>- &lt;</text:span><text:span text:style-name="T29">button</text:span><text:span text:style-name="T30">&gt;&lt;/</text:span><text:span text:style-name="T29">button</text:span><text:span text:style-name="T30">&gt; </text:span><text:span text:style-name="T54">cria um botão clicável no documento, cuja função depende do atributo atribuído a ele</text:span><text:span text:style-name="T4">; </text:span></text:p>
      <text:p text:style-name="P9"><text:span text:style-name="T30"><text:tab/>- &lt;</text:span><text:span text:style-name="T29">label</text:span><text:span text:style-name="T30">&gt;&lt;/</text:span><text:span text:style-name="T29">label</text:span><text:span text:style-name="T30">&gt; </text:span><text:span text:style-name="T55">cria um “rótulo” para determinado input, com uma variedade de opções que vai desde seletores de cor, e-mails existentes, seleções por botões, mensagem, etc.</text:span><text:span text:style-name="T4">;</text:span></text:p>
      <text:p text:style-name="P9"><text:span text:style-name="T4"><text:tab/>- </text:span><text:span text:style-name="T30">&lt;</text:span><text:span text:style-name="T29">input</text:span><text:span text:style-name="T30">&gt; </text:span><text:span text:style-name="T56">define um campo onde o usuário pode inserir os dados, baseado nas tags anteriores</text:span><text:span text:style-name="T4">; </text:span></text:p>
      <text:p text:style-name="P10"><text:span text:style-name="T30"><text:tab/>- &lt;</text:span><text:span text:style-name="T28">textarea</text:span><text:span text:style-name="T30">&gt;&lt;/</text:span><text:span text:style-name="T28">textarea</text:span><text:span text:style-name="T30">&gt; </text:span><text:span text:style-name="T56">define uma área onde o usuário pode inserir uma mensagem</text:span><text:span text:style-name="T4">.</text:span></text:p>
      <text:p text:style-name="P10"/>
      <text:p text:style-name="P10"/>
      <text:p text:style-name="P10"/>
      <text:p text:style-name="P10"/>
      <text:p text:style-name="P10"/>
      <text:p text:style-name="P10">*<text:span text:style-name="T75">Picture-in-picture testado apenas no navegador Opera GX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5T14:09:08.488000000</dc:date>
    <meta:editing-duration>PT2H22M18S</meta:editing-duration>
    <meta:editing-cycles>39</meta:editing-cycles>
    <meta:generator>LibreOffice/7.1.2.2$Windows_X86_64 LibreOffice_project/8a45595d069ef5570103caea1b71cc9d82b2aae4</meta:generator>
    <meta:document-statistic meta:table-count="0" meta:image-count="0" meta:object-count="0" meta:page-count="3" meta:paragraph-count="47" meta:word-count="1080" meta:character-count="7138" meta:non-whitespace-character-count="6023"/>
  </office:meta>
</office:document-meta>
</file>